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rite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bs (kb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 kb</text:p>
          </table:table-cell>
          <table:table-cell office:value-type="string" calcext:value-type="string">
            <text:p>total mb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24" calcext:value-type="float">
            <text:p>1024</text:p>
          </table:table-cell>
          <table:table-cell table:formula="of:=[.D2]/1000" office:value-type="float" office:value="1.024" calcext:value-type="float">
            <text:p>1.024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0240" calcext:value-type="float">
            <text:p>10240</text:p>
          </table:table-cell>
          <table:table-cell table:formula="of:=[.D3]/1000" office:value-type="float" office:value="10.24" calcext:value-type="float">
            <text:p>10.24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formula="of:=[.B4]*[.C4]" office:value-type="float" office:value="102400" calcext:value-type="float">
            <text:p>102400</text:p>
          </table:table-cell>
          <table:table-cell table:formula="of:=[.D4]/1000" office:value-type="float" office:value="102.4" calcext:value-type="float">
            <text:p>102.4</text:p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table:formula="of:=[.B5]*[.C5]" office:value-type="float" office:value="1024000" calcext:value-type="float">
            <text:p>1024000</text:p>
          </table:table-cell>
          <table:table-cell table:formula="of:=[.D5]/1000" office:value-type="float" office:value="1024" calcext:value-type="float">
            <text:p>1024</text:p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table:formula="of:=[.B6]*[.C6]" office:value-type="float" office:value="10240000" calcext:value-type="float">
            <text:p>10240000</text:p>
          </table:table-cell>
          <table:table-cell table:formula="of:=[.D6]/1000" office:value-type="float" office:value="10240" calcext:value-type="float">
            <text:p>10240</text:p>
          </table:table-cell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m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m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m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m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mb/s)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16143" calcext:value-type="float">
            <text:p>0.0041614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053254" calcext:value-type="float">
            <text:p>0.0532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30932" calcext:value-type="float">
            <text:p>0.43093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20469" calcext:value-type="float">
            <text:p>4.20469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42276" calcext:value-type="float">
            <text:p>0.0044227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0524987" calcext:value-type="float">
            <text:p>0.05249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21819" calcext:value-type="float">
            <text:p>0.421819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4.12622" calcext:value-type="float">
            <text:p>4.1262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399766" calcext:value-type="float">
            <text:p>0.0039976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0527514" calcext:value-type="float">
            <text:p>0.05275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2401" calcext:value-type="float">
            <text:p>0.42401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4.02313" calcext:value-type="float">
            <text:p>4.02313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01996" calcext:value-type="float">
            <text:p>0.0040199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0524137" calcext:value-type="float">
            <text:p>0.05241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13393" calcext:value-type="float">
            <text:p>0.413393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4.21134" calcext:value-type="float">
            <text:p>4.2113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07509" calcext:value-type="float">
            <text:p>0.0040750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0528714" calcext:value-type="float">
            <text:p>0.05287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20065" calcext:value-type="float">
            <text:p>0.420065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4.21463" calcext:value-type="float">
            <text:p>4.2146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00993" calcext:value-type="float">
            <text:p>0.0040099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0521807" calcext:value-type="float">
            <text:p>0.05218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23706" calcext:value-type="float">
            <text:p>0.423706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4.17345" calcext:value-type="float">
            <text:p>4.17345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07746" calcext:value-type="float">
            <text:p>0.0040774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0513031" calcext:value-type="float">
            <text:p>0.05130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20424" calcext:value-type="float">
            <text:p>0.420424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4.08666" calcext:value-type="float">
            <text:p>4.08666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13347" calcext:value-type="float">
            <text:p>0.0041334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0522534" calcext:value-type="float">
            <text:p>0.05225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1381" calcext:value-type="float">
            <text:p>0.41381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3.9406" calcext:value-type="float">
            <text:p>3.940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396631" calcext:value-type="float">
            <text:p>0.0039663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0536126" calcext:value-type="float">
            <text:p>0.05361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22943" calcext:value-type="float">
            <text:p>0.422943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3.99582" calcext:value-type="float">
            <text:p>3.9958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42178" calcext:value-type="float">
            <text:p>0.004217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0523933" calcext:value-type="float">
            <text:p>0.05239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20796" calcext:value-type="float">
            <text:p>0.420796</text:p>
          </table:table-cell>
          <table:table-cell table:style-name="ce2" office:value-type="float" office:value="2.5" calcext:value-type="float">
            <text:p>2.5</text:p>
          </table:table-cell>
          <table:table-cell table:style-name="Default" office:value-type="float" office:value="4.13383" calcext:value-type="float">
            <text:p>4.1338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MEDIAN([.A19:.A28])" office:value-type="string" office:string-value="" calcext:value-type="error">
            <text:p>#VALUE!</text:p>
          </table:table-cell>
          <table:table-cell table:style-name="ce4" table:formula="of:=MEDIAN([.B19:.B28])" office:value-type="string" office:string-value="" calcext:value-type="error">
            <text:p>#VALUE!</text:p>
          </table:table-cell>
          <table:table-cell table:style-name="ce4" table:formula="of:=MEDIAN([.C19:.C28])" office:value-type="float" office:value="0.004076275" calcext:value-type="float">
            <text:p>0.004076275</text:p>
          </table:table-cell>
          <table:table-cell table:style-name="ce4" table:formula="of:=MEDIAN([.D19:.D28])" office:value-type="float" office:value="2.6" calcext:value-type="float">
            <text:p>2.6</text:p>
          </table:table-cell>
          <table:table-cell table:style-name="ce4" table:formula="of:=MEDIAN([.E19:.E28])" office:value-type="float" office:value="0.0524562" calcext:value-type="float">
            <text:p>0.0524562</text:p>
          </table:table-cell>
          <table:table-cell table:style-name="ce4" table:formula="of:=MEDIAN([.F19:.F28])" office:value-type="float" office:value="2" calcext:value-type="float">
            <text:p>2</text:p>
          </table:table-cell>
          <table:table-cell table:style-name="ce4" table:formula="of:=MEDIAN([.G19:.G28])" office:value-type="float" office:value="0.4213075" calcext:value-type="float">
            <text:p>0.4213075</text:p>
          </table:table-cell>
          <table:table-cell table:style-name="ce4" table:formula="of:=MEDIAN([.H19:.H28])" office:value-type="float" office:value="2.5" calcext:value-type="float">
            <text:p>2.5</text:p>
          </table:table-cell>
          <table:table-cell table:style-name="ce4" table:formula="of:=MEDIAN([.H19:.H28])" office:value-type="float" office:value="2.5" calcext:value-type="float">
            <text:p>2.5</text:p>
          </table:table-cell>
          <table:table-cell table:style-name="ce4" table:formula="of:=MEDIAN([.J19:.J28])" office:value-type="float" office:value="2.5" calcext:value-type="float">
            <text:p>2.5</text:p>
          </table:table-cell>
          <table:table-cell table:style-name="ce4" table:number-columns-repeated="16374"/>
        </table:table-row>
        <table:table-row table:style-name="ro1">
          <table:table-cell table:style-name="ce4" table:formula="of:=STDEV([.A19:.A28])" office:value-type="string" office:string-value="" calcext:value-type="error">
            <text:p>#DIV/0!</text:p>
          </table:table-cell>
          <table:table-cell table:style-name="ce4" table:formula="of:=STDEV([.B19:.B28])" office:value-type="string" office:string-value="" calcext:value-type="error">
            <text:p>#DIV/0!</text:p>
          </table:table-cell>
          <table:table-cell table:style-name="ce4" table:formula="of:=STDEV([.C19:.C28])" office:value-type="float" office:value="0.000135920128347497" calcext:value-type="float">
            <text:p>0.000135920128347497</text:p>
          </table:table-cell>
          <table:table-cell table:style-name="ce4" table:formula="of:=STDEV([.D19:.D28])" office:value-type="float" office:value="0.0707106781186548" calcext:value-type="float">
            <text:p>0.0707106781186548</text:p>
          </table:table-cell>
          <table:table-cell table:style-name="ce4" table:formula="of:=STDEV([.E19:.E28])" office:value-type="float" office:value="0.000631872726372436" calcext:value-type="float">
            <text:p>0.000631872726372436</text:p>
          </table:table-cell>
          <table:table-cell table:style-name="ce4" table:formula="of:=STDEV([.F19:.F28])" office:value-type="float" office:value="0" calcext:value-type="float">
            <text:p>0</text:p>
          </table:table-cell>
          <table:table-cell table:style-name="ce4" table:formula="of:=STDEV([.G19:.G28])" office:value-type="float" office:value="0.00505440507104666" calcext:value-type="float">
            <text:p>0.00505440507104666</text:p>
          </table:table-cell>
          <table:table-cell table:style-name="ce4" table:formula="of:=STDEV([.H19:.H28])" office:value-type="float" office:value="0.0316227766016838" calcext:value-type="float">
            <text:p>0.0316227766016838</text:p>
          </table:table-cell>
          <table:table-cell table:style-name="ce4" table:formula="of:=STDEV([.H19:.H28])" office:value-type="float" office:value="0.0316227766016838" calcext:value-type="float">
            <text:p>0.0316227766016838</text:p>
          </table:table-cell>
          <table:table-cell table:style-name="ce4" table:formula="of:=STDEV([.J19:.J28])" office:value-type="float" office:value="0.0707106781186548" calcext:value-type="float">
            <text:p>0.0707106781186548</text:p>
          </table:table-cell>
          <table:table-cell table:style-name="ce4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761772" calcext:value-type="float">
            <text:p>0.0076177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0622275" calcext:value-type="float">
            <text:p>0.062227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570123" calcext:value-type="float">
            <text:p>0.57012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93874" calcext:value-type="float">
            <text:p>4.9387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893027" calcext:value-type="float">
            <text:p>0.0089302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064239" calcext:value-type="float">
            <text:p>0.06423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4702" calcext:value-type="float">
            <text:p>0.5470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.22158" calcext:value-type="float">
            <text:p>5.2215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0697011" calcext:value-type="float">
            <text:p>0.0069701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0710018" calcext:value-type="float">
            <text:p>0.071001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52019" calcext:value-type="float">
            <text:p>0.5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2704" calcext:value-type="float">
            <text:p>5.270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111892" calcext:value-type="float">
            <text:p>0.0111892</text:p>
          </table:table-cell>
          <table:table-cell table:style-name="ce2" office:value-type="float" office:value="0.937" calcext:value-type="float">
            <text:p>0.937</text:p>
          </table:table-cell>
          <table:table-cell table:style-name="ce2" office:value-type="float" office:value="0.0640046" calcext:value-type="float">
            <text:p>0.064004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35601" calcext:value-type="float">
            <text:p>0.5356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11644" calcext:value-type="float">
            <text:p>5.1164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108676" calcext:value-type="float">
            <text:p>0.0108676</text:p>
          </table:table-cell>
          <table:table-cell table:style-name="ce2" office:value-type="float" office:value="0.965" calcext:value-type="float">
            <text:p>0.965</text:p>
          </table:table-cell>
          <table:table-cell table:style-name="ce2" office:value-type="float" office:value="0.0699923" calcext:value-type="float">
            <text:p>0.069992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54008" calcext:value-type="float">
            <text:p>0.5400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.4314" calcext:value-type="float">
            <text:p>5.4314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135246" calcext:value-type="float">
            <text:p>0.0135246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0702987" calcext:value-type="float">
            <text:p>0.070298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532003" calcext:value-type="float">
            <text:p>0.5320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38727" calcext:value-type="float">
            <text:p>5.38727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110368" calcext:value-type="float">
            <text:p>0.0110368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0551963" calcext:value-type="float">
            <text:p>0.055196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0.537558" calcext:value-type="float">
            <text:p>0.5375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25114" calcext:value-type="float">
            <text:p>5.251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110129" calcext:value-type="float">
            <text:p>0.0110129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605565" calcext:value-type="float">
            <text:p>0.060556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534614" calcext:value-type="float">
            <text:p>0.5346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49409" calcext:value-type="float">
            <text:p>5.49409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110864" calcext:value-type="float">
            <text:p>0.0110864</text:p>
          </table:table-cell>
          <table:table-cell table:style-name="ce2" office:value-type="float" office:value="0.946" calcext:value-type="float">
            <text:p>0.946</text:p>
          </table:table-cell>
          <table:table-cell table:style-name="ce2" office:value-type="float" office:value="0.0692833" calcext:value-type="float">
            <text:p>0.069283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527689" calcext:value-type="float">
            <text:p>0.5276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57566" calcext:value-type="float">
            <text:p>0.557566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6374"/>
        </table:table-row>
        <table:table-row table:style-name="ro1">
          <table:table-cell table:style-name="ce2" table:number-columns-repeated="2"/>
          <table:table-cell table:style-name="ce2" office:value-type="float" office:value="0.0110745" calcext:value-type="float">
            <text:p>0.0110745</text:p>
          </table:table-cell>
          <table:table-cell table:style-name="ce2" office:value-type="float" office:value="0.947" calcext:value-type="float">
            <text:p>0.947</text:p>
          </table:table-cell>
          <table:table-cell table:style-name="ce2" office:value-type="float" office:value="0.0657021" calcext:value-type="float">
            <text:p>0.065702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34988" calcext:value-type="float">
            <text:p>0.5349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3592" calcext:value-type="float">
            <text:p>0.5359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MEDIAN([.A35:.A44])" office:value-type="string" office:string-value="" calcext:value-type="error">
            <text:p>#VALUE!</text:p>
          </table:table-cell>
          <table:table-cell table:style-name="ce4" table:formula="of:=MEDIAN([.B35:.B44])" office:value-type="string" office:string-value="" calcext:value-type="error">
            <text:p>#VALUE!</text:p>
          </table:table-cell>
          <table:table-cell table:style-name="ce4" table:formula="of:=MEDIAN([.C35:.C44])" office:value-type="float" office:value="0.01102485" calcext:value-type="float">
            <text:p>0.01102485</text:p>
          </table:table-cell>
          <table:table-cell table:style-name="ce4" table:formula="of:=MEDIAN([.D35:.D44])" office:value-type="float" office:value="0.951" calcext:value-type="float">
            <text:p>0.951</text:p>
          </table:table-cell>
          <table:table-cell table:style-name="ce4" table:formula="of:=MEDIAN([.E35:.E44])" office:value-type="float" office:value="0.06497055" calcext:value-type="float">
            <text:p>0.06497055</text:p>
          </table:table-cell>
          <table:table-cell table:style-name="ce4" table:formula="of:=MEDIAN([.F35:.F44])" office:value-type="float" office:value="1.6" calcext:value-type="float">
            <text:p>1.6</text:p>
          </table:table-cell>
          <table:table-cell table:style-name="ce4" table:formula="of:=MEDIAN([.G35:.G44])" office:value-type="float" office:value="0.5352945" calcext:value-type="float">
            <text:p>0.5352945</text:p>
          </table:table-cell>
          <table:table-cell table:style-name="ce4" table:formula="of:=MEDIAN([.H35:.H44])" office:value-type="float" office:value="2" calcext:value-type="float">
            <text:p>2</text:p>
          </table:table-cell>
          <table:table-cell table:style-name="ce4" table:formula="of:=MEDIAN([.I35:.I44])" office:value-type="float" office:value="5.23636" calcext:value-type="float">
            <text:p>5.23636</text:p>
          </table:table-cell>
          <table:table-cell table:style-name="ce4" table:formula="of:=MEDIAN([.J35:.J44])" office:value-type="float" office:value="2" calcext:value-type="float">
            <text:p>2</text:p>
          </table:table-cell>
          <table:table-cell table:style-name="ce4" table:number-columns-repeated="16374"/>
        </table:table-row>
        <table:table-row table:style-name="ro1">
          <table:table-cell table:style-name="ce4" table:formula="of:=STDEV([.A35:.A44])" office:value-type="string" office:string-value="" calcext:value-type="error">
            <text:p>#DIV/0!</text:p>
          </table:table-cell>
          <table:table-cell table:style-name="ce4" table:formula="of:=STDEV([.B35:.B44])" office:value-type="string" office:string-value="" calcext:value-type="error">
            <text:p>#DIV/0!</text:p>
          </table:table-cell>
          <table:table-cell table:style-name="ce4" table:formula="of:=STDEV([.C35:.C44])" office:value-type="float" office:value="0.00194163747910537" calcext:value-type="float">
            <text:p>0.00194163747910537</text:p>
          </table:table-cell>
          <table:table-cell table:style-name="ce4" table:formula="of:=STDEV([.D35:.D44])" office:value-type="float" office:value="0.231811609334438" calcext:value-type="float">
            <text:p>0.231811609334438</text:p>
          </table:table-cell>
          <table:table-cell table:style-name="ce4" table:formula="of:=STDEV([.E35:.E44])" office:value-type="float" office:value="0.00508099248210645" calcext:value-type="float">
            <text:p>0.00508099248210645</text:p>
          </table:table-cell>
          <table:table-cell table:style-name="ce4" table:formula="of:=STDEV([.F35:.F44])" office:value-type="float" office:value="0.128668393770792" calcext:value-type="float">
            <text:p>0.128668393770792</text:p>
          </table:table-cell>
          <table:table-cell table:style-name="ce4" table:formula="of:=STDEV([.G35:.G44])" office:value-type="float" office:value="0.0133480613174099" calcext:value-type="float">
            <text:p>0.0133480613174099</text:p>
          </table:table-cell>
          <table:table-cell table:style-name="ce4" table:formula="of:=STDEV([.H35:.H44])" office:value-type="float" office:value="0.0699205898780101" calcext:value-type="float">
            <text:p>0.0699205898780101</text:p>
          </table:table-cell>
          <table:table-cell table:style-name="ce4" table:formula="of:=STDEV([.I35:.I44])" office:value-type="float" office:value="1.99522250895996" calcext:value-type="float">
            <text:p>1.99522250895996</text:p>
          </table:table-cell>
          <table:table-cell table:style-name="ce4" table:formula="of:=STDEV([.J35:.J44])" office:value-type="float" office:value="0.0674948557710554" calcext:value-type="float">
            <text:p>0.0674948557710554</text:p>
          </table:table-cell>
          <table:table-cell table:style-name="ce4"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3">
          <table:table-cell table:style-name="ce2" table:number-columns-repeated="2"/>
          <table:table-cell table:number-columns-repeated="16382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2">
          <table:table-cell table:style-name="ce4" table:number-columns-repeated="16384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bs (kb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 kb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24" calcext:value-type="float">
            <text:p>1024</text:p>
          </table:table-cell>
          <table:table-cell table:formula="of:=[.D2]/1000" office:value-type="float" office:value="1.024" calcext:value-type="float">
            <text:p>1.0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0240" calcext:value-type="float">
            <text:p>10240</text:p>
          </table:table-cell>
          <table:table-cell table:formula="of:=[.D3]/1000" office:value-type="float" office:value="10.24" calcext:value-type="float">
            <text:p>10.2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formula="of:=[.B4]*[.C4]" office:value-type="float" office:value="102400" calcext:value-type="float">
            <text:p>102400</text:p>
          </table:table-cell>
          <table:table-cell table:formula="of:=[.D4]/1000" office:value-type="float" office:value="102.4" calcext:value-type="float">
            <text:p>102.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table:formula="of:=[.B5]*[.C5]" office:value-type="float" office:value="1024000" calcext:value-type="float">
            <text:p>1024000</text:p>
          </table:table-cell>
          <table:table-cell table:formula="of:=[.D5]/1000"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table:formula="of:=[.B6]*[.C6]" office:value-type="float" office:value="10240000" calcext:value-type="float">
            <text:p>10240000</text:p>
          </table:table-cell>
          <table:table-cell table:formula="of:=[.D6]/1000" office:value-type="float" office:value="10240" calcext:value-type="float">
            <text:p>10240</text:p>
          </table:table-cell>
          <table:table-cell table:number-columns-repeated="5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/>
        </table:table-row>
        <table:table-row table:style-name="ro1"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g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g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g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gb/s)</text:p>
          </table:table-cell>
          <table:table-cell office:value-type="string" calcext:value-type="string">
            <text:p>emptyDirMemory(t)</text:p>
          </table:table-cell>
          <table:table-cell office:value-type="string" calcext:value-type="string">
            <text:p>emptyDirMemory(gb/s)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8589" calcext:value-type="float">
            <text:p>0.001858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0.0180653" calcext:value-type="float">
            <text:p>0.018065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.200043" calcext:value-type="float">
            <text:p>0.20004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.31059" calcext:value-type="float">
            <text:p>2.31059</text:p>
          </table:table-cell>
          <table:table-cell table:style-name="Default" office:value-type="float" office:value="4.5" calcext:value-type="float">
            <text:p>4.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87238" calcext:value-type="float">
            <text:p>0.0018723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0.0155768" calcext:value-type="float">
            <text:p>0.0155768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.212058" calcext:value-type="float">
            <text:p>0.212058</text:p>
          </table:table-cell>
          <table:table-cell table:style-name="ce2" office:value-type="float" office:value="4.9" calcext:value-type="float">
            <text:p>4.9</text:p>
          </table:table-cell>
          <table:table-cell table:style-name="Default" office:value-type="float" office:value="2.09918" calcext:value-type="float">
            <text:p>2.0991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85399" calcext:value-type="float">
            <text:p>0.0018539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0.0155458" calcext:value-type="float">
            <text:p>0.0155458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.22558" calcext:value-type="float">
            <text:p>0.22558</text:p>
          </table:table-cell>
          <table:table-cell table:style-name="ce2" office:value-type="float" office:value="4.6" calcext:value-type="float">
            <text:p>4.6</text:p>
          </table:table-cell>
          <table:table-cell table:style-name="Default" office:value-type="float" office:value="1.73383" calcext:value-type="float">
            <text:p>1.7338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92085" calcext:value-type="float">
            <text:p>0.0019208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0159264" calcext:value-type="float">
            <text:p>0.015926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210002" calcext:value-type="float">
            <text:p>0.210002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2.15985" calcext:value-type="float">
            <text:p>2.15985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89703" calcext:value-type="float">
            <text:p>0.0018970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0161841" calcext:value-type="float">
            <text:p>0.0161841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199709" calcext:value-type="float">
            <text:p>0.199709</text:p>
          </table:table-cell>
          <table:table-cell table:style-name="ce2" office:value-type="float" office:value="5.3" calcext:value-type="float">
            <text:p>5.3</text:p>
          </table:table-cell>
          <table:table-cell table:style-name="Default" office:value-type="float" office:value="1.95077" calcext:value-type="float">
            <text:p>1.95077</text:p>
          </table:table-cell>
          <table:table-cell table:style-name="ce2" office:value-type="float" office:value="5.4" calcext:value-type="float">
            <text:p>5.4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90035" calcext:value-type="float">
            <text:p>0.0019003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0158302" calcext:value-type="float">
            <text:p>0.015830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191071" calcext:value-type="float">
            <text:p>0.191071</text:p>
          </table:table-cell>
          <table:table-cell table:style-name="ce2" office:value-type="float" office:value="5.5" calcext:value-type="float">
            <text:p>5.5</text:p>
          </table:table-cell>
          <table:table-cell table:style-name="Default" office:value-type="float" office:value="2.0552" calcext:value-type="float">
            <text:p>2.0552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89528" calcext:value-type="float">
            <text:p>0.0018952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0157748" calcext:value-type="float">
            <text:p>0.015774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217368" calcext:value-type="float">
            <text:p>0.217368</text:p>
          </table:table-cell>
          <table:table-cell table:style-name="ce2" office:value-type="float" office:value="4.8" calcext:value-type="float">
            <text:p>4.8</text:p>
          </table:table-cell>
          <table:table-cell table:style-name="Default" office:value-type="float" office:value="1.53292" calcext:value-type="float">
            <text:p>1.53292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90236" calcext:value-type="float">
            <text:p>0.00190236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0158913" calcext:value-type="float">
            <text:p>0.015891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216851" calcext:value-type="float">
            <text:p>0.216851</text:p>
          </table:table-cell>
          <table:table-cell table:style-name="ce2" office:value-type="float" office:value="4.8" calcext:value-type="float">
            <text:p>4.8</text:p>
          </table:table-cell>
          <table:table-cell table:style-name="Default" office:value-type="float" office:value="2.04269" calcext:value-type="float">
            <text:p>2.04269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93347" calcext:value-type="float">
            <text:p>0.0019334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0.0154324" calcext:value-type="float">
            <text:p>0.015432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217049" calcext:value-type="float">
            <text:p>0.217049</text:p>
          </table:table-cell>
          <table:table-cell table:style-name="ce2" office:value-type="float" office:value="4.8" calcext:value-type="float">
            <text:p>4.8</text:p>
          </table:table-cell>
          <table:table-cell table:style-name="Default" office:value-type="float" office:value="2.15608" calcext:value-type="float">
            <text:p>2.15608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0185564" calcext:value-type="float">
            <text:p>0.0018556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0.0156429" calcext:value-type="float">
            <text:p>0.0156429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.16956" calcext:value-type="float">
            <text:p>0.16956</text:p>
          </table:table-cell>
          <table:table-cell table:style-name="ce2" office:value-type="float" office:value="6.2" calcext:value-type="float">
            <text:p>6.2</text:p>
          </table:table-cell>
          <table:table-cell table:style-name="Default" office:value-type="float" office:value="1.66218" calcext:value-type="float">
            <text:p>1.66218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" table:formula="of:=MEDIAN([.A19:.A28])" office:value-type="string" office:string-value="" calcext:value-type="error">
            <text:p>#VALUE!</text:p>
          </table:table-cell>
          <table:table-cell table:style-name="ce4" table:formula="of:=MEDIAN([.B19:.B28])" office:value-type="string" office:string-value="" calcext:value-type="error">
            <text:p>#VALUE!</text:p>
          </table:table-cell>
          <table:table-cell table:style-name="ce4" table:formula="of:=MEDIAN([.C19:.C28])" office:value-type="float" office:value="0.001896155" calcext:value-type="float">
            <text:p>0.001896155</text:p>
          </table:table-cell>
          <table:table-cell table:style-name="ce4" table:formula="of:=MEDIAN([.D19:.D28])" office:value-type="float" office:value="5.5" calcext:value-type="float">
            <text:p>5.5</text:p>
          </table:table-cell>
          <table:table-cell table:style-name="ce4" table:formula="of:=MEDIAN([.E19:.E28])" office:value-type="float" office:value="0.0158025" calcext:value-type="float">
            <text:p>0.0158025</text:p>
          </table:table-cell>
          <table:table-cell table:style-name="ce4" table:formula="of:=MEDIAN([.F19:.F28])" office:value-type="float" office:value="6.6" calcext:value-type="float">
            <text:p>6.6</text:p>
          </table:table-cell>
          <table:table-cell table:style-name="ce4" table:formula="of:=MEDIAN([.G19:.G28])" office:value-type="float" office:value="0.21103" calcext:value-type="float">
            <text:p>0.21103</text:p>
          </table:table-cell>
          <table:table-cell table:style-name="ce4" table:formula="of:=MEDIAN([.H19:.H28])" office:value-type="float" office:value="4.95" calcext:value-type="float">
            <text:p>4.95</text:p>
          </table:table-cell>
          <table:table-cell table:style-name="ce4" table:formula="of:=MEDIAN([.H19:.H28])" office:value-type="float" office:value="4.95" calcext:value-type="float">
            <text:p>4.95</text:p>
          </table:table-cell>
          <table:table-cell table:style-name="ce4" table:formula="of:=MEDIAN([.J19:.J28])" office:value-type="float" office:value="5.1" calcext:value-type="float">
            <text:p>5.1</text:p>
          </table:table-cell>
        </table:table-row>
        <table:table-row table:style-name="ro1">
          <table:table-cell table:style-name="ce4" table:formula="of:=STDEV([.A19:.A28])" office:value-type="string" office:string-value="" calcext:value-type="error">
            <text:p>#DIV/0!</text:p>
          </table:table-cell>
          <table:table-cell table:style-name="ce4" table:formula="of:=STDEV([.B19:.B28])" office:value-type="string" office:string-value="" calcext:value-type="error">
            <text:p>#DIV/0!</text:p>
          </table:table-cell>
          <table:table-cell table:style-name="ce4" table:formula="of:=STDEV([.C19:.C28])" office:value-type="float" office:value="0.0000277369642054305" calcext:value-type="float">
            <text:p>2.77369642054305E-05</text:p>
          </table:table-cell>
          <table:table-cell table:style-name="ce4" table:formula="of:=STDEV([.D19:.D28])" office:value-type="float" office:value="0.097182531580755" calcext:value-type="float">
            <text:p>0.097182531580755</text:p>
          </table:table-cell>
          <table:table-cell table:style-name="ce4" table:formula="of:=STDEV([.E19:.E28])" office:value-type="float" office:value="0.00076227238351305" calcext:value-type="float">
            <text:p>0.00076227238351305</text:p>
          </table:table-cell>
          <table:table-cell table:style-name="ce4" table:formula="of:=STDEV([.F19:.F28])" office:value-type="float" office:value="0.27968235951204" calcext:value-type="float">
            <text:p>0.27968235951204</text:p>
          </table:table-cell>
          <table:table-cell table:style-name="ce4" table:formula="of:=STDEV([.G19:.G28])" office:value-type="float" office:value="0.0164347487453329" calcext:value-type="float">
            <text:p>0.0164347487453329</text:p>
          </table:table-cell>
          <table:table-cell table:style-name="ce4" table:formula="of:=STDEV([.H19:.H28])" office:value-type="float" office:value="0.470106370941726" calcext:value-type="float">
            <text:p>0.470106370941726</text:p>
          </table:table-cell>
          <table:table-cell table:style-name="ce4" table:formula="of:=STDEV([.H19:.H28])" office:value-type="float" office:value="0.470106370941726" calcext:value-type="float">
            <text:p>0.470106370941726</text:p>
          </table:table-cell>
          <table:table-cell table:style-name="ce4" table:formula="of:=STDEV([.J19:.J28])" office:value-type="float" office:value="0.728773703635848" calcext:value-type="float">
            <text:p>0.7287737036358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mb</text:p>
          </table:table-cell>
          <table:table-cell/>
          <table:table-cell office:value-type="string" calcext:value-type="string">
            <text:p>10mb</text:p>
          </table:table-cell>
          <table:table-cell/>
          <table:table-cell office:value-type="string" calcext:value-type="string">
            <text:p>100mb</text:p>
          </table:table-cell>
          <table:table-cell/>
          <table:table-cell office:value-type="string" calcext:value-type="string">
            <text:p>1000mb</text:p>
          </table:table-cell>
          <table:table-cell/>
          <table:table-cell office:value-type="string" calcext:value-type="string">
            <text:p>10000mb</text:p>
          </table:table-cell>
          <table:table-cell/>
        </table:table-row>
        <table:table-row table:style-name="ro1"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  <table:table-cell office:value-type="string" calcext:value-type="string">
            <text:p>localdisk(t)</text:p>
          </table:table-cell>
          <table:table-cell office:value-type="string" calcext:value-type="string">
            <text:p>localdisk(mb/s)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19958" calcext:value-type="float">
            <text:p>0.0119958</text:p>
          </table:table-cell>
          <table:table-cell table:style-name="ce2" office:value-type="float" office:value="0.874" calcext:value-type="float">
            <text:p>0.874</text:p>
          </table:table-cell>
          <table:table-cell table:style-name="ce2" office:value-type="float" office:value="0.0489507" calcext:value-type="float">
            <text:p>0.048950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410209" calcext:value-type="float">
            <text:p>0.41020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1594" calcext:value-type="float">
            <text:p>4.01594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22618" calcext:value-type="float">
            <text:p>0.0122618</text:p>
          </table:table-cell>
          <table:table-cell table:style-name="ce2" office:value-type="float" office:value="0.855" calcext:value-type="float">
            <text:p>0.855</text:p>
          </table:table-cell>
          <table:table-cell table:style-name="ce2" office:value-type="float" office:value="0.0482413" calcext:value-type="float">
            <text:p>0.048241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409036" calcext:value-type="float">
            <text:p>0.40903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0144" calcext:value-type="float">
            <text:p>4.00144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18417" calcext:value-type="float">
            <text:p>0.0118417</text:p>
          </table:table-cell>
          <table:table-cell table:style-name="ce2" office:value-type="float" office:value="0.885" calcext:value-type="float">
            <text:p>0.885</text:p>
          </table:table-cell>
          <table:table-cell table:style-name="ce2" office:value-type="float" office:value="0.0476764" calcext:value-type="float">
            <text:p>0.047676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406632" calcext:value-type="float">
            <text:p>0.40663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4529" calcext:value-type="float">
            <text:p>4.04529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21949" calcext:value-type="float">
            <text:p>0.0121949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0488487" calcext:value-type="float">
            <text:p>0.048848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409262" calcext:value-type="float">
            <text:p>0.40926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9396" calcext:value-type="float">
            <text:p>3.99396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21881" calcext:value-type="float">
            <text:p>0.0121881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0483775" calcext:value-type="float">
            <text:p>0.048377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409557" calcext:value-type="float">
            <text:p>0.40955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1298" calcext:value-type="float">
            <text:p>4.01298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1611" calcext:value-type="float">
            <text:p>0.011611</text:p>
          </table:table-cell>
          <table:table-cell table:style-name="ce2" office:value-type="float" office:value="0.903" calcext:value-type="float">
            <text:p>0.903</text:p>
          </table:table-cell>
          <table:table-cell table:style-name="ce2" office:value-type="float" office:value="0.0495367" calcext:value-type="float">
            <text:p>0.049536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405307" calcext:value-type="float">
            <text:p>0.40530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3902" calcext:value-type="float">
            <text:p>4.03902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21595" calcext:value-type="float">
            <text:p>0.0121595</text:p>
          </table:table-cell>
          <table:table-cell table:style-name="ce2" office:value-type="float" office:value="0.862" calcext:value-type="float">
            <text:p>0.862</text:p>
          </table:table-cell>
          <table:table-cell table:style-name="ce2" office:value-type="float" office:value="0.0483391" calcext:value-type="float">
            <text:p>0.048339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405069" calcext:value-type="float">
            <text:p>0.40506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4028" calcext:value-type="float">
            <text:p>4.04028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20778" calcext:value-type="float">
            <text:p>0.0120778</text:p>
          </table:table-cell>
          <table:table-cell table:style-name="ce2" office:value-type="float" office:value="0.868" calcext:value-type="float">
            <text:p>0.868</text:p>
          </table:table-cell>
          <table:table-cell table:style-name="ce2" office:value-type="float" office:value="0.0491676" calcext:value-type="float">
            <text:p>0.049167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406388" calcext:value-type="float">
            <text:p>0.40638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246" calcext:value-type="float">
            <text:p>4.0246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20427" calcext:value-type="float">
            <text:p>0.0120427</text:p>
          </table:table-cell>
          <table:table-cell table:style-name="ce2" office:value-type="float" office:value="0.871" calcext:value-type="float">
            <text:p>0.871</text:p>
          </table:table-cell>
          <table:table-cell table:style-name="ce2" office:value-type="float" office:value="0.0442809" calcext:value-type="float">
            <text:p>0.044280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407834" calcext:value-type="float">
            <text:p>0.40783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0995" calcext:value-type="float">
            <text:p>4.00995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2" table:number-columns-repeated="2"/>
          <table:table-cell table:style-name="ce2" office:value-type="float" office:value="0.0120064" calcext:value-type="float">
            <text:p>0.0120064</text:p>
          </table:table-cell>
          <table:table-cell table:style-name="ce2" office:value-type="float" office:value="0.873" calcext:value-type="float">
            <text:p>0.873</text:p>
          </table:table-cell>
          <table:table-cell table:style-name="ce2" office:value-type="float" office:value="0.0442588" calcext:value-type="float">
            <text:p>0.044258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410361" calcext:value-type="float">
            <text:p>0.41036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06067" calcext:value-type="float">
            <text:p>4.06067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" table:formula="of:=MEDIAN([.A35:.A44])" office:value-type="string" office:string-value="" calcext:value-type="error">
            <text:p>#VALUE!</text:p>
          </table:table-cell>
          <table:table-cell table:style-name="ce4" table:formula="of:=MEDIAN([.B35:.B44])" office:value-type="string" office:string-value="" calcext:value-type="error">
            <text:p>#VALUE!</text:p>
          </table:table-cell>
          <table:table-cell table:style-name="ce4" table:formula="of:=MEDIAN([.C35:.C44])" office:value-type="float" office:value="0.01206025" calcext:value-type="float">
            <text:p>0.01206025</text:p>
          </table:table-cell>
          <table:table-cell table:style-name="ce4" table:formula="of:=MEDIAN([.D35:.D44])" office:value-type="float" office:value="0.8695" calcext:value-type="float">
            <text:p>0.8695</text:p>
          </table:table-cell>
          <table:table-cell table:style-name="ce4" table:formula="of:=MEDIAN([.E35:.E44])" office:value-type="float" office:value="0.0483583" calcext:value-type="float">
            <text:p>0.0483583</text:p>
          </table:table-cell>
          <table:table-cell table:style-name="ce4" table:formula="of:=MEDIAN([.F35:.F44])" office:value-type="float" office:value="2.2" calcext:value-type="float">
            <text:p>2.2</text:p>
          </table:table-cell>
          <table:table-cell table:style-name="ce4" table:formula="of:=MEDIAN([.G35:.G44])" office:value-type="float" office:value="0.408435" calcext:value-type="float">
            <text:p>0.408435</text:p>
          </table:table-cell>
          <table:table-cell table:style-name="ce4" table:formula="of:=MEDIAN([.H35:.H44])" office:value-type="float" office:value="2.6" calcext:value-type="float">
            <text:p>2.6</text:p>
          </table:table-cell>
          <table:table-cell table:style-name="ce4" table:formula="of:=MEDIAN([.I35:.I44])" office:value-type="float" office:value="4.02027" calcext:value-type="float">
            <text:p>4.02027</text:p>
          </table:table-cell>
          <table:table-cell table:style-name="ce4" table:formula="of:=MEDIAN([.J35:.J44])" office:value-type="float" office:value="2.6" calcext:value-type="float">
            <text:p>2.6</text:p>
          </table:table-cell>
        </table:table-row>
        <table:table-row table:style-name="ro1">
          <table:table-cell table:style-name="ce4" table:formula="of:=STDEV([.A35:.A44])" office:value-type="string" office:string-value="" calcext:value-type="error">
            <text:p>#DIV/0!</text:p>
          </table:table-cell>
          <table:table-cell table:style-name="ce4" table:formula="of:=STDEV([.B35:.B44])" office:value-type="string" office:string-value="" calcext:value-type="error">
            <text:p>#DIV/0!</text:p>
          </table:table-cell>
          <table:table-cell table:style-name="ce4" table:formula="of:=STDEV([.C35:.C44])" office:value-type="float" office:value="0.000193575859663452" calcext:value-type="float">
            <text:p>0.000193575859663452</text:p>
          </table:table-cell>
          <table:table-cell table:style-name="ce4" table:formula="of:=STDEV([.D35:.D44])" office:value-type="float" office:value="0.0142240016247968" calcext:value-type="float">
            <text:p>0.0142240016247968</text:p>
          </table:table-cell>
          <table:table-cell table:style-name="ce4" table:formula="of:=STDEV([.E35:.E44])" office:value-type="float" office:value="0.00191654408480473" calcext:value-type="float">
            <text:p>0.00191654408480473</text:p>
          </table:table-cell>
          <table:table-cell table:style-name="ce4" table:formula="of:=STDEV([.F35:.F44])" office:value-type="float" office:value="0.115470053837925" calcext:value-type="float">
            <text:p>0.115470053837925</text:p>
          </table:table-cell>
          <table:table-cell table:style-name="ce4" table:formula="of:=STDEV([.G35:.G44])" office:value-type="float" office:value="0.00199646416613639" calcext:value-type="float">
            <text:p>0.00199646416613639</text:p>
          </table:table-cell>
          <table:table-cell table:style-name="ce4" table:formula="of:=STDEV([.H35:.H44])" office:value-type="float" office:value="0" calcext:value-type="float">
            <text:p>0</text:p>
          </table:table-cell>
          <table:table-cell table:style-name="ce4" table:formula="of:=STDEV([.I35:.I44])" office:value-type="float" office:value="0.0212979075915401" calcext:value-type="float">
            <text:p>0.0212979075915401</text:p>
          </table:table-cell>
          <table:table-cell table:style-name="ce4" table:formula="of:=STDEV([.J35:.J44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ce2" table:number-columns-repeated="2"/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 table:number-rows-repeated="2">
          <table:table-cell table:style-name="ce4" table:number-columns-repeated="10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42:31.479662648</meta:creation-date>
    <dc:date>2023-06-20T11:33:21.725556138</dc:date>
    <meta:editing-duration>PT7H56M42S</meta:editing-duration>
    <meta:editing-cycles>40</meta:editing-cycles>
    <meta:generator>LibreOffice/7.4.6.2$Linux_X86_64 LibreOffice_project/40$Build-2</meta:generator>
    <meta:document-statistic meta:table-count="2" meta:cell-count="520" meta:object-count="0"/>
  </office:meta>
</office:document-meta>
</file>